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05eae" officeooo:paragraph-rsid="00109de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05eae" officeooo:paragraph-rsid="00109de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5eae" officeooo:paragraph-rsid="00109de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paragraph-rsid="00109de9" style:font-size-asian="14pt" style:font-weight-asian="normal" style:font-size-complex="14pt" style:font-weight-complex="normal"/>
    </style:style>
    <style:style style:name="P5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4pt" fo:font-weight="bold" officeooo:rsid="00109de9" officeooo:paragraph-rsid="00109de9" style:font-size-asian="14pt" style:font-weight-asian="bold" style:font-size-complex="14pt" style:font-weight-complex="bold"/>
    </style:style>
    <style:style style:name="P6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4pt" fo:font-weight="normal" officeooo:rsid="00005eae" officeooo:paragraph-rsid="00109de9" style:font-size-asian="14pt" style:font-weight-asian="normal" style:font-size-complex="14pt" style:font-weight-complex="normal"/>
    </style:style>
    <style:style style:name="P7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0pt" fo:font-weight="normal" officeooo:rsid="00109de9" officeooo:paragraph-rsid="00109de9" style:font-size-asian="10pt" style:font-weight-asian="normal" style:font-size-complex="10pt" style:font-weight-complex="normal"/>
    </style:style>
    <style:style style:name="P8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style:font-name="Monospace" fo:font-size="10pt" fo:font-weight="normal" officeooo:rsid="00109de9" officeooo:paragraph-rsid="00109de9" style:font-size-asian="10pt" style:font-weight-asian="normal" style:font-size-complex="10pt" style:font-weight-complex="normal"/>
    </style:style>
    <style:style style:name="P9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b518f" officeooo:paragraph-rsid="00109de9" style:font-size-asian="12.25pt" style:font-weight-asian="bold" style:font-size-complex="14pt" style:font-weight-complex="bold"/>
    </style:style>
    <style:style style:name="P10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05eae" officeooo:paragraph-rsid="00109de9" style:font-size-asian="12.25pt" style:font-weight-asian="bold" style:font-size-complex="14pt" style:font-weight-complex="bold"/>
    </style:style>
    <style:style style:name="P11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05eae" officeooo:paragraph-rsid="00109de9" style:font-size-asian="12.25pt" style:font-weight-asian="normal" style:font-size-complex="14pt" style:font-weight-complex="normal"/>
    </style:style>
    <style:style style:name="P12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109de9" officeooo:paragraph-rsid="00109de9" style:font-size-asian="12.25pt" style:font-weight-asian="normal" style:font-size-complex="14pt" style:font-weight-complex="normal"/>
    </style:style>
    <style:style style:name="P13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Monospace" fo:font-size="10pt" fo:font-weight="normal" officeooo:rsid="00109de9" officeooo:paragraph-rsid="00109de9" style:font-size-asian="10pt" style:font-weight-asian="normal" style:font-size-complex="10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language-asian="ar" style:country-asian="SA" style:font-weight-asian="normal"/>
    </style:style>
    <style:style style:name="T3" style:family="text">
      <style:text-properties fo:language="ru" fo:country="RU" fo:font-weight="normal" officeooo:rsid="000b518f" style:language-asian="ar" style:country-asian="SA" style:font-weight-asian="normal" style:font-weight-complex="bold"/>
    </style:style>
    <style:style style:name="T4" style:family="text">
      <style:text-properties fo:language="ru" fo:country="RU" fo:font-weight="bold" style:language-asian="ar" style:country-asian="SA" style:font-weight-asian="bold" style:font-weight-complex="bold"/>
    </style:style>
    <style:style style:name="T5" style:family="text">
      <style:text-properties fo:language="ru" fo:country="RU" fo:font-weight="bold" officeooo:rsid="00109de9" style:language-asian="ar" style:country-asian="SA" style:font-weight-asian="bold" style:font-weight-complex="bold"/>
    </style:style>
    <style:style style:name="T6" style:family="text">
      <style:text-properties fo:language="ru" fo:country="RU" style:language-asian="ar" style:country-asian="SA"/>
    </style:style>
    <style:style style:name="T7" style:family="text">
      <style:text-properties fo:language="ru" fo:country="RU" officeooo:rsid="00109de9" style:language-asian="ar" style:country-asian="SA"/>
    </style:style>
    <style:style style:name="T8" style:family="text">
      <style:text-properties fo:language="ru" fo:country="RU" officeooo:rsid="00005eae" style:language-asian="ar" style:country-asian="SA"/>
    </style:style>
    <style:style style:name="T9" style:family="text">
      <style:text-properties fo:language="ru" fo:country="RU" officeooo:rsid="000b518f" style:language-asian="ar" style:country-asian="SA"/>
    </style:style>
    <style:style style:name="T10" style:family="text">
      <style:text-properties fo:language="ru" fo:country="RU" officeooo:rsid="00005eae" style:font-size-asian="12.25pt" style:language-asian="ar" style:country-asian="SA"/>
    </style:style>
    <style:style style:name="T11" style:family="text">
      <style:text-properties fo:language="uk" fo:country="UA"/>
    </style:style>
    <style:style style:name="T12" style:family="text">
      <style:text-properties fo:language="uk" fo:country="UA" fo:font-weight="bold" style:font-weight-asian="bold" style:font-weight-complex="bold"/>
    </style:style>
    <style:style style:name="T13" style:family="text">
      <style:text-properties fo:language="uk" fo:country="UA" fo:font-weight="normal" style:language-asian="ar" style:country-asian="SA" style:font-weight-asian="normal"/>
    </style:style>
    <style:style style:name="T14" style:family="text">
      <style:text-properties officeooo:rsid="00109de9"/>
    </style:style>
    <style:style style:name="T15" style:family="text">
      <style:text-properties style:font-name="Liberation Serif" fo:language="ru" fo:country="RU" officeooo:rsid="00005eae" style:language-asian="ar" style:country-asian="SA"/>
    </style:style>
    <style:style style:name="T16" style:family="text">
      <style:text-properties style:font-name="Monospace" fo:language="ru" fo:country="RU" officeooo:rsid="00005eae" style:language-asian="ar" style:country-asian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6</text:span> ЛАБОРАТОРНА РОБОТА №<text:span text:style-name="T14">6</text:span></text:p>
      <text:p text:style-name="P3">ДОСЛIДЖЕННЯ РОБОТИ <text:span text:style-name="T14">АСИНХРОННИМИ</text:span> СОКЕТАМИ</text:p>
      <text:p text:style-name="P2"/>
      <text:p text:style-name="P1"><text:span text:style-name="T11"><text:tab/></text:span><text:span text:style-name="T12">Мета роботи:</text:span><text:span text:style-name="T11"> </text:span><text:span text:style-name="T13">вивчення </text:span><text:span text:style-name="T2">роботи асинхронних сокетами в режимі потоків виконання, тобто в режимі, коли робота з кожним клієнтом проводиться в окремому серверному потоці. </text:span></text:p>
      <text:p text:style-name="P1"/>
      <text:p text:style-name="P1"><text:span text:style-name="T3"><text:tab/></text:span><text:span text:style-name="T5">6</text:span><text:span text:style-name="T4">.1 Завдання на лабораторну роботу</text:span></text:p>
      <text:p text:style-name="P1"/>
      <text:p text:style-name="P4"><text:span text:style-name="T1"><text:tab/>Написати клієнт-серверний застосунок, <text:s/>котрий буде працювати з потоковими або датаграмними <text:s/>сокетами в асинхронному режимі. </text:span></text:p>
      <text:p text:style-name="P6"><text:span text:style-name="T6">Для студентів котрі хочуть отримати відмінну оцінку: клієнт повинен надіслати якийсь файл, наприклад рисунок. Задача сервера, зберегти його в папці, з назвою яка відповідає даті прийняття файлу</text:span><text:span text:style-name="T7">.</text:span></text:p>
      <text:p text:style-name="P6"/>
      <text:p text:style-name="P5"><text:span text:style-name="T6">6.2 </text:span><text:span text:style-name="T10">Текст програми клiенту</text:span></text:p>
      <text:p text:style-name="P5"/>
      <text:p text:style-name="P8"><text:span text:style-name="T8">#include &lt;sys/types.h&gt;</text:span></text:p>
      <text:p text:style-name="P8"><text:span text:style-name="T8">#include &lt;sys/socket.h&gt;</text:span></text:p>
      <text:p text:style-name="P8"><text:span text:style-name="T8">#include &lt;arpa/inet.h&gt;</text:span></text:p>
      <text:p text:style-name="P8"><text:span text:style-name="T8">#include &lt;stdio.h&gt;</text:span></text:p>
      <text:p text:style-name="P8"><text:span text:style-name="T8">#include &lt;stdlib.h&gt;</text:span></text:p>
      <text:p text:style-name="P8"><text:span text:style-name="T8">#define SERVER_PORT 4242</text:span></text:p>
      <text:p text:style-name="P8"><text:span text:style-name="T8">int main(int argc, char const *argv[])</text:span></text:p>
      <text:p text:style-name="P8"><text:span text:style-name="T8">{</text:span></text:p>
      <text:p text:style-name="P8"><text:span text:style-name="T8"><text:s text:c="4"/>int sockfd = socket(AF_INET, SOCK_STREAM, IPPROTO_TCP);</text:span></text:p>
      <text:p text:style-name="P8"><text:span text:style-name="T8"><text:s text:c="4"/>struct sockaddr_in sa;</text:span></text:p>
      <text:p text:style-name="P8"><text:span text:style-name="T8"><text:s text:c="4"/>sa.sin_family = AF_INET;</text:span></text:p>
      <text:p text:style-name="P8"><text:span text:style-name="T8"><text:s text:c="4"/>sa.sin_port = htons(SERVER_PORT);</text:span></text:p>
      <text:p text:style-name="P8"><text:span text:style-name="T8"><text:s text:c="4"/>sa.sin_addr.s_addr = htonl(INADDR_LOOPBACK);</text:span></text:p>
      <text:p text:style-name="P8"><text:span text:style-name="T8"><text:s text:c="4"/>FILE *image = fopen(argv[1], "r");</text:span></text:p>
      <text:p text:style-name="P8"><text:span text:style-name="T8"><text:s text:c="4"/>fseek(image, 0L, SEEK_END);</text:span></text:p>
      <text:p text:style-name="P8"><text:span text:style-name="T8"><text:s text:c="4"/>long sz = ftell(image);</text:span></text:p>
      <text:p text:style-name="P8"><text:span text:style-name="T8"><text:s text:c="4"/>fseek(image, 0L, SEEK_SET);</text:span></text:p>
      <text:p text:style-name="P8"><text:span text:style-name="T8"><text:s text:c="4"/>char *buff = (char*)malloc((size_t)sz);</text:span></text:p>
      <text:p text:style-name="P8"><text:span text:style-name="T8"><text:s text:c="4"/>fread(buff, sizeof(char), sz, image);</text:span></text:p>
      <text:p text:style-name="P8"><text:span text:style-name="T8"><text:s text:c="4"/>printf("first byte is %d\n", buff[0]);</text:span></text:p>
      <text:p text:style-name="P8"><text:span text:style-name="T8"><text:s text:c="4"/>if (connect(sockfd, (struct sockaddr*)&amp;sa, sizeof(sa)) == -1) {</text:span></text:p>
      <text:p text:style-name="P8"><text:span text:style-name="T8"><text:s text:c="8"/>perror("failed to connect");</text:span></text:p>
      <text:p text:style-name="P8"><text:span text:style-name="T8"><text:s text:c="8"/>return 1;}</text:span></text:p>
      <text:p text:style-name="P8"><text:span text:style-name="T8"><text:s text:c="4"/>long net_sz = htonl(sz);</text:span></text:p>
      <text:p text:style-name="P8"><text:span text:style-name="T8"><text:s text:c="2"/>ssize_t send_size = send(sockfd, (char*)&amp;net_sz, sizeof(net_sz), MSG_NOSIGNAL);</text:span></text:p>
      <text:p text:style-name="P8"><text:span text:style-name="T8"><text:s text:c="4"/>if (send_size == -1) {</text:span></text:p>
      <text:p text:style-name="P8"><text:span text:style-name="T8"><text:s text:c="8"/>perror("failed to send size");</text:span></text:p>
      <text:p text:style-name="P8"><text:span text:style-name="T8"><text:s text:c="8"/>return 1;</text:span></text:p>
      <text:p text:style-name="P8"><text:span text:style-name="T8"><text:s text:c="4"/>}</text:span></text:p>
      <text:p text:style-name="P8"><text:span text:style-name="T8"><text:s text:c="4"/>send_size = send(sockfd, buff, sz, MSG_NOSIGNAL);</text:span></text:p>
      <text:p text:style-name="P8"><text:span text:style-name="T8"><text:s text:c="4"/>if (send_size == -1) {</text:span></text:p>
      <text:p text:style-name="P8"><text:span text:style-name="T8"><text:s text:c="8"/>perror("failed to send file");</text:span></text:p>
      <text:p text:style-name="P8"><text:span text:style-name="T8"><text:s text:c="8"/>return 1;</text:span></text:p>
      <text:p text:style-name="P8"><text:span text:style-name="T8"><text:s text:c="4"/>}</text:span></text:p>
      <text:p text:style-name="P8"><text:span text:style-name="T8"><text:s text:c="4"/>free(buff);</text:span></text:p>
      <text:p text:style-name="P8"><text:span text:style-name="T8"><text:s text:c="4"/>fclose(image);</text:span></text:p>
      <text:p text:style-name="P8"><text:span text:style-name="T8"><text:s text:c="4"/>close(sockfd);</text:span></text:p>
      <text:p text:style-name="P7"><text:span text:style-name="T16">}</text:span></text:p>
      <text:p text:style-name="P9"><text:soft-page-break/><text:span text:style-name="T7"><text:tab/>6</text:span><text:span text:style-name="T8">.3 </text:span><text:span text:style-name="T15">Текст програми cервера</text:span></text:p>
      <text:p text:style-name="P9"><text:tab/></text:p>
      <text:p text:style-name="P13"><text:span text:style-name="T8">#include &lt;sys/types.h&gt;</text:span></text:p>
      <text:p text:style-name="P13"><text:span text:style-name="T8">#include &lt;sys/socket.h&gt;</text:span></text:p>
      <text:p text:style-name="P13"><text:span text:style-name="T8">#include &lt;arpa/inet.h&gt;</text:span></text:p>
      <text:p text:style-name="P13"><text:span text:style-name="T8">#include &lt;pthread.h&gt;</text:span></text:p>
      <text:p text:style-name="P13"><text:span text:style-name="T8">#include &lt;time.h&gt;</text:span></text:p>
      <text:p text:style-name="P13"><text:span text:style-name="T8">#include &lt;stdio.h&gt;</text:span></text:p>
      <text:p text:style-name="P13"><text:span text:style-name="T8">#include &lt;stdlib.h&gt;</text:span></text:p>
      <text:p text:style-name="P13"><text:span text:style-name="T8"></text:span></text:p>
      <text:p text:style-name="P13"><text:span text:style-name="T8">#define SERVER_PORT 4242</text:span></text:p>
      <text:p text:style-name="P13"><text:span text:style-name="T8"></text:span></text:p>
      <text:p text:style-name="P13"><text:span text:style-name="T8">void *worker_function(void *arg) {</text:span></text:p>
      <text:p text:style-name="P13"><text:span text:style-name="T8"></text:span></text:p>
      <text:p text:style-name="P13"><text:span text:style-name="T8"><text:s text:c="4"/>pthread_t tid = pthread_self();</text:span></text:p>
      <text:p text:style-name="P13"><text:span text:style-name="T8"><text:s text:c="4"/>pthread_detach(tid);</text:span></text:p>
      <text:p text:style-name="P13"><text:span text:style-name="T8"></text:span></text:p>
      <text:p text:style-name="P13"><text:span text:style-name="T8"><text:s text:c="4"/>int connection = *((int*)arg);</text:span></text:p>
      <text:p text:style-name="P13"><text:span text:style-name="T8"><text:s text:c="4"/>long file_size = 0;</text:span></text:p>
      <text:p text:style-name="P13"><text:span text:style-name="T8"></text:span></text:p>
      <text:p text:style-name="P13"><text:span text:style-name="T8"><text:s text:c="4"/>ssize_t data_size = recv(connection, (char*)&amp;file_size, sizeof(file_size), MSG_NOSIGNAL | MSG_WAITALL);</text:span></text:p>
      <text:p text:style-name="P13"><text:span text:style-name="T8"><text:s text:c="4"/>if (data_size == -1) {</text:span></text:p>
      <text:p text:style-name="P13"><text:span text:style-name="T8"><text:s text:c="8"/>perror("failed to read file size");</text:span></text:p>
      <text:p text:style-name="P13"><text:span text:style-name="T8"><text:s text:c="8"/>return NULL;</text:span></text:p>
      <text:p text:style-name="P13"><text:span text:style-name="T8"><text:s text:c="4"/>}</text:span></text:p>
      <text:p text:style-name="P13"><text:span text:style-name="T8"><text:s text:c="4"/></text:span></text:p>
      <text:p text:style-name="P13"><text:span text:style-name="T8"><text:s text:c="4"/>file_size = ntohl(file_size);</text:span></text:p>
      <text:p text:style-name="P13"><text:span text:style-name="T8"><text:s text:c="4"/>char *buff = (char*)malloc(file_size);</text:span></text:p>
      <text:p text:style-name="P13"><text:span text:style-name="T8"><text:s text:c="4"/>data_size = recv(connection, buff, file_size, MSG_NOSIGNAL | MSG_WAITALL);</text:span></text:p>
      <text:p text:style-name="P13"><text:span text:style-name="T8"><text:s text:c="4"/>printf("received %ld bytes\n first byte is %d\n", data_size, buff[0]);</text:span></text:p>
      <text:p text:style-name="P13"><text:span text:style-name="T8"><text:s text:c="4"/>if (data_size == -1) {</text:span></text:p>
      <text:p text:style-name="P13"><text:span text:style-name="T8"><text:s text:c="8"/>perror("failed to recieve file");</text:span></text:p>
      <text:p text:style-name="P13"><text:span text:style-name="T8"><text:s text:c="4"/>}</text:span></text:p>
      <text:p text:style-name="P13"><text:span text:style-name="T8"></text:span></text:p>
      <text:p text:style-name="P13"><text:span text:style-name="T8"><text:s text:c="4"/>time_t unix_timestamp = time(NULL);</text:span></text:p>
      <text:p text:style-name="P13"><text:span text:style-name="T8"><text:s text:c="4"/>char filename[25];</text:span></text:p>
      <text:p text:style-name="P13"><text:span text:style-name="T8"></text:span></text:p>
      <text:p text:style-name="P13"><text:span text:style-name="T8"><text:s text:c="4"/>sprintf(filename, "./%lld.jpg", (long long)unix_timestamp);</text:span></text:p>
      <text:p text:style-name="P13"><text:span text:style-name="T8"></text:span></text:p>
      <text:p text:style-name="P13"><text:span text:style-name="T8"><text:s text:c="4"/>FILE *file = fopen(filename, "w");</text:span></text:p>
      <text:p text:style-name="P13"><text:span text:style-name="T8"></text:span></text:p>
      <text:p text:style-name="P13"><text:span text:style-name="T8"><text:s text:c="4"/>fwrite(buff, sizeof(char), file_size, file);</text:span></text:p>
      <text:p text:style-name="P13"><text:span text:style-name="T8"><text:s text:c="4"/>fclose(file);</text:span></text:p>
      <text:p text:style-name="P13"><text:span text:style-name="T8"></text:span></text:p>
      <text:p text:style-name="P13"><text:span text:style-name="T8"><text:s text:c="4"/>shutdown(connection, SHUT_RDWR);</text:span></text:p>
      <text:p text:style-name="P13"><text:span text:style-name="T8"><text:s text:c="4"/>free(buff);</text:span></text:p>
      <text:p text:style-name="P13"><text:span text:style-name="T8"><text:s text:c="4"/>close(connection);</text:span></text:p>
      <text:p text:style-name="P13"><text:span text:style-name="T8"><text:s text:c="4"/>return NULL;</text:span></text:p>
      <text:p text:style-name="P13"><text:span text:style-name="T8">}</text:span></text:p>
      <text:p text:style-name="P13"><text:span text:style-name="T8"></text:span></text:p>
      <text:p text:style-name="P13"><text:span text:style-name="T8">int main(int argc, char const *argv[])</text:span></text:p>
      <text:p text:style-name="P13"><text:span text:style-name="T8">{</text:span></text:p>
      <text:p text:style-name="P13"><text:span text:style-name="T8"><text:s text:c="4"/>pthread_t worker;</text:span></text:p>
      <text:p text:style-name="P13"><text:span text:style-name="T8"></text:span></text:p>
      <text:p text:style-name="P13"><text:span text:style-name="T8"><text:s text:c="4"/>int master_socket = socket(AF_INET, SOCK_STREAM, IPPROTO_TCP);</text:span></text:p>
      <text:p text:style-name="P13"><text:span text:style-name="T8"><text:s text:c="4"/>int sock_opt = 1;</text:span></text:p>
      <text:p text:style-name="P13"><text:span text:style-name="T8"><text:s text:c="4"/>setsockopt(master_socket, SOL_SOCKET, SO_REUSEADDR, &amp;sock_opt, sizeof(sock_opt));</text:span></text:p>
      <text:p text:style-name="P13"><text:span text:style-name="T8"><text:s text:c="4"/>struct sockaddr_in sa;</text:span></text:p>
      <text:p text:style-name="P13"><text:span text:style-name="T8"><text:s text:c="4"/>sa.sin_family = AF_INET;</text:span></text:p>
      <text:p text:style-name="P13"><text:soft-page-break/><text:span text:style-name="T8"><text:s text:c="4"/>sa.sin_port = htons(SERVER_PORT);</text:span></text:p>
      <text:p text:style-name="P13"><text:span text:style-name="T8"><text:s text:c="4"/>sa.sin_addr.s_addr = htonl(INADDR_LOOPBACK);</text:span></text:p>
      <text:p text:style-name="P13"><text:span text:style-name="T8"></text:span></text:p>
      <text:p text:style-name="P13"><text:span text:style-name="T8"><text:s text:c="4"/>bind(master_socket, (struct sockaddr*)&amp;sa, sizeof(sa));</text:span></text:p>
      <text:p text:style-name="P13"><text:span text:style-name="T8"></text:span></text:p>
      <text:p text:style-name="P13"><text:span text:style-name="T8"><text:s text:c="4"/>listen(master_socket, 10);</text:span></text:p>
      <text:p text:style-name="P13"><text:span text:style-name="T8"></text:span></text:p>
      <text:p text:style-name="P13"><text:span text:style-name="T8"><text:s text:c="4"/>while (1) {</text:span></text:p>
      <text:p text:style-name="P13"><text:span text:style-name="T8"><text:s text:c="8"/>int connection;</text:span></text:p>
      <text:p text:style-name="P13"><text:span text:style-name="T8"><text:s text:c="8"/>connection = accept(master_socket, NULL, NULL);</text:span></text:p>
      <text:p text:style-name="P13"><text:span text:style-name="T8"><text:s text:c="8"/>pthread_create(&amp;worker, NULL, worker_function, (void*)&amp;connection);</text:span></text:p>
      <text:p text:style-name="P13"><text:span text:style-name="T8"><text:s text:c="4"/>}</text:span></text:p>
      <text:p text:style-name="P13"><text:span text:style-name="T8"></text:span></text:p>
      <text:p text:style-name="P13"><text:span text:style-name="T8"><text:s text:c="4"/>return 0;</text:span></text:p>
      <text:p text:style-name="P13"><text:span text:style-name="T8">}</text:span></text:p>
      <text:p text:style-name="P9"/>
      <text:p text:style-name="P10"><text:span text:style-name="T7"><text:tab/>6</text:span><text:span text:style-name="T6">.4 Результат роботи програми</text:span></text:p>
      <text:p text:style-name="P10"/>
      <text:p text:style-name="P12">&gt; ./multithr_serv &amp;</text:p>
      <text:p text:style-name="P12">[1] 5227</text:p>
      <text:p text:style-name="P12">&gt; rm 14551413* <text:s text:c="3"/></text:p>
      <text:p text:style-name="P12">&gt; ./client /home/selld/downloads/nastol.com.ua-108655.jpg </text:p>
      <text:p text:style-name="P12">send 502507 bytes</text:p>
      <text:p text:style-name="P12">&gt;ls</text:p>
      <text:p text:style-name="P12">1455177974.jpg <text:s/>client <text:s/>client.c <text:s/>multithr_serv <text:s/>multithr_server.c</text:p>
      <text:p text:style-name="P12"/>
      <text:p text:style-name="P11"><text:span text:style-name="T4"><text:tab/>Висновки</text:span></text:p>
      <text:p text:style-name="P11"/>
      <text:p text:style-name="P11"><text:span text:style-name="T4"><text:tab/></text:span><text:span text:style-name="T6">В ходi лабораторної роботи був розроблений мережний кліент-серверний додаток який працюе </text:span><text:span text:style-name="T7">з потоковими</text:span><text:span text:style-name="T6"> сокетами </text:span><text:span text:style-name="T7">у асинхронному режимі</text:span><text:span text:style-name="T6">. Клiент посилае серверу </text:span><text:span text:style-name="T7">картинку у форматі jpg, а сервер для обробки кожного нового з’єднання створюе новий поток виконання який зберігае зображення на дис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отступа_20_с_20_нумерацией" style:display-name="Стиль отступа с нумерацией" style:family="paragraph" style:parent-style-name="Standard" style:list-style-name="WW8Num29">
      <style:text-properties fo:language="uk" fo:country="UA" style:font-size-complex="14pt"/>
    </style:style>
    <style:style style:name="Стиль_20_Стиль_20_отступа_20_с_20_нумерацией_20__2b__20_Слева_3a__20__20_063_20_см" style:display-name="Стиль Стиль отступа с нумерацией + Слева:  063 см" style:family="paragraph" style:parent-style-name="Стиль_20_отступа_20_с_20_нумерацией" style:list-style-name="">
      <style:paragraph-properties fo:margin-left="0cm" fo:margin-right="0cm" fo:text-indent="1.27cm" style:auto-text-indent="false"/>
      <style:text-properties style:font-size-complex="10pt"/>
    </style:style>
    <style:style style:name="WW8Num29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0:00:00.963882931</meta:creation-date>
    <dc:date>2016-02-11T10:10:55.087815055</dc:date>
    <meta:editing-duration>P0D</meta:editing-duration>
    <meta:editing-cycles>1</meta:editing-cycles>
    <meta:document-statistic meta:table-count="0" meta:image-count="0" meta:object-count="0" meta:page-count="3" meta:paragraph-count="129" meta:word-count="453" meta:character-count="4183" meta:non-whitespace-character-count="3370"/>
    <meta:generator>LibreOffice/4.2.8.2$Linux_X86_64 LibreOffice_project/420m0$Build-2</meta:generator>
  </office:meta>
</office:document-meta>
</file>